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222in" fo:text-align="start" style:justify-single-word="false" style:text-autospace="none"/>
      <style:text-properties style:use-window-font-color="true" style:font-name="TrebuchetMS" fo:font-size="18pt" fo:font-weight="bold" style:font-name-asian="TrebuchetMS" style:font-size-asian="18pt" style:font-weight-asian="bold" style:font-name-complex="TrebuchetMS" style:font-size-complex="18pt" style:font-weight-complex="bold"/>
    </style:style>
    <style:style style:name="P2" style:family="paragraph" style:parent-style-name="Standard" style:list-style-name="">
      <style:paragraph-properties style:line-height-at-least="0.3335in" fo:text-align="start" style:justify-single-word="false" style:text-autospace="none"/>
      <style:text-properties style:use-window-font-color="true" style:font-name="TrebuchetMS" fo:font-size="22pt" fo:font-weight="bold" style:font-name-asian="TrebuchetMS" style:font-size-asian="22pt" style:font-weight-asian="bold" style:font-name-complex="TrebuchetMS" style:font-size-complex="22pt" style:font-weight-complex="bold"/>
    </style:style>
    <style:style style:name="P3" style:family="paragraph" style:parent-style-name="Standard" style:list-style-name="">
      <style:paragraph-properties style:line-height-at-least="0.2083in" fo:text-align="start" style:justify-single-word="false" style:text-autospace="none"/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" style:family="paragraph" style:parent-style-name="Standard" style:list-style-name="">
      <style:paragraph-properties style:line-height-at-least="0.1665in" fo:text-align="start" style:justify-single-word="false" style:text-autospace="none"/>
      <style:text-properties style:use-window-font-color="true" style:font-name="ArialMT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5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P8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</style:style>
    <style:style style:name="P9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P10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</style:style>
    <style:style style:name="T1" style:family="text"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2" style:family="text">
      <style:text-properties style:use-window-font-color="true" style:font-name="ArialMT" fo:font-weight="normal" style:font-name-asian="ArialMT" style:font-weight-asian="normal" style:font-name-complex="ArialMT" style:font-weight-complex="normal"/>
    </style:style>
    <style:style style:name="T3" style:family="text"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4" style:family="text">
      <style:text-properties style:use-window-font-color="true" fo:font-weight="normal" style:font-weight-asian="normal" style:font-weight-complex="normal"/>
    </style:style>
    <style:style style:name="T5" style:family="text">
      <style:text-properties fo:color="#2f2f2f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6" style:family="text">
      <style:text-properties fo:color="#2f2f2f" style:font-name="ArialMT" fo:font-weight="normal" style:font-name-asian="ArialMT" style:font-weight-asian="normal" style:font-name-complex="ArialMT" style:font-weight-complex="normal"/>
    </style:style>
    <style:style style:name="T7" style:family="text">
      <style:text-properties fo:color="#2f2f2f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sciutto-Stuffed Mushrooms</text:p>
      <text:p text:style-name="P5">Serves: <text:span text:style-name="T4">3 dozen mushrooms</text:span></text:p>
      <text:p text:style-name="P3"/>
      <text:p text:style-name="P1">Ingredients</text:p>
      <text:p text:style-name="P9">3 (8-ounce) packages fresh baby bella mushrooms, wiped clean</text:p>
      <text:p text:style-name="P9">2 tablespoons butter</text:p>
      <text:p text:style-name="P9">1 (5-ounce) package prosciutto, chopped</text:p>
      <text:p text:style-name="P10"><text:span text:style-name="T3">1/4 cup minced fresh </text:span><text:a xlink:type="simple" xlink:href="http://www.foodterms.com/encyclopedia/chives/index.html"><text:span text:style-name="T7">chives</text:span></text:a></text:p>
      <text:p text:style-name="P9">4 ounces cream cheese, softened</text:p>
      <text:p text:style-name="P10"><text:span text:style-name="T3">1 tablespoon </text:span><text:a xlink:type="simple" xlink:href="http://www.foodterms.com/encyclopedia/dijon-mustard/index.html"><text:span text:style-name="T7">Dijon mustard</text:span></text:a></text:p>
      <text:p text:style-name="P9">1/2 tablespoon lemon zest</text:p>
      <text:p text:style-name="P10"><text:span text:style-name="T3">1/4 teaspoon dried </text:span><text:a xlink:type="simple" xlink:href="http://www.foodterms.com/encyclopedia/tarragon/index.html"><text:span text:style-name="T7">tarragon</text:span></text:a></text:p>
      <text:p text:style-name="P9">1/2 teaspoon ground black pepper</text:p>
      <text:p text:style-name="P9"/>
      <text:p text:style-name="P1">Directions</text:p>
      <text:p text:style-name="P7">Preheat the oven to 350 degrees F.</text:p>
      <text:p text:style-name="P8"><text:span text:style-name="T3">Remove the stems from the </text:span><text:a xlink:type="simple" xlink:href="http://www.foodterms.com/encyclopedia/mushroom/index.html"><text:span text:style-name="T7">mushrooms</text:span></text:a><text:span text:style-name="T3">. Finely </text:span><text:a xlink:type="simple" xlink:href="http://www.foodterms.com/encyclopedia/chop/index.html"><text:span text:style-name="T7">chop</text:span></text:a><text:span text:style-name="T3"> enough mushroom stems to equal 1/3 cup. Discard the remaining mushroom stems.</text:span></text:p>
      <text:p text:style-name="P8"><text:span text:style-name="T3">In a large skillet, melt the </text:span><text:a xlink:type="simple" xlink:href="http://www.foodterms.com/encyclopedia/butter/index.html"><text:span text:style-name="T7">butter</text:span></text:a><text:span text:style-name="T3"> over medium heat. Add the </text:span><text:a xlink:type="simple" xlink:href="http://www.foodterms.com/encyclopedia/prosciutto/index.html"><text:span text:style-name="T7">prosciutto</text:span></text:a><text:span text:style-name="T3">, chives, and chopped mushroom stems. Cook, stirring frequently, until the prosciutto is </text:span><text:a xlink:type="simple" xlink:href="http://www.foodterms.com/encyclopedia/crisp/index.html"><text:span text:style-name="T7">crisp</text:span></text:a><text:span text:style-name="T3"> and the stems are tender, about 6 minutes. Reduce the heat to low. Add the cream cheese, mustard, </text:span><text:a xlink:type="simple" xlink:href="http://www.foodterms.com/encyclopedia/zest/index.html"><text:span text:style-name="T7">lemon zest</text:span></text:a><text:span text:style-name="T3">, tarragon, and pepper, stirring until the mixture is combined. Remove from the heat.</text:span></text:p>
      <text:p text:style-name="P8"><text:span text:style-name="T3">Spoon the </text:span><text:a xlink:type="simple" xlink:href="http://www.foodterms.com/encyclopedia/cream-cheese/index.html"><text:span text:style-name="T7">cream cheese</text:span></text:a><text:span text:style-name="T3"> mixture evenly into the mushroom caps; place on a rimmed baking sheet. Bake 20 minutes. Serve immediately.</text:span></text:p>
      <text:p text:style-name="P7">Cook's Note: Mushrooms can be stuffed 2 days ahead. Cover and refrigerate.</text:p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8-10T17:10:48</meta:creation-date>
    <meta:document-statistic meta:table-count="0" meta:image-count="0" meta:object-count="0" meta:page-count="2" meta:paragraph-count="18" meta:word-count="171" meta:character-count="1084"/>
    <dc:date>2011-08-10T17:13:00</dc:date>
    <dc:creator>Robert Houk</dc:creator>
    <meta:editing-duration>PT00H02M13S</meta:editing-duration>
    <meta:editing-cycles>1</meta:editing-cycles>
    <meta:generator>OpenOffice.org/3.2$Unix OpenOffice.org_project/320m18$Build-9502</meta:generator>
  </office:meta>
</office:document-meta>
</file>